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8.20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3" style:family="table-row">
      <style:table-row-properties style:min-row-height="0.6cm" fo:keep-together="auto"/>
    </style:style>
    <style:style style:name="Tabela1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4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03067a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 officeooo:paragraph-rsid="0002a811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officeooo:paragraph-rsid="0008a4dc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02a811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0b2416"/>
    </style:style>
    <style:style style:name="P7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8bb" officeooo:paragraph-rsid="000e1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line-height="115%" fo:text-align="justify" style:justify-single-word="false"/>
      <style:text-properties officeooo:rsid="0003067a" officeooo:paragraph-rsid="0003067a"/>
    </style:style>
    <style:style style:name="P12" style:family="paragraph" style:parent-style-name="Text_20_body">
      <style:paragraph-properties fo:line-height="115%" fo:text-align="justify" style:justify-single-word="false"/>
    </style:style>
    <style:style style:name="P13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 officeooo:paragraph-rsid="0003067a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erif" officeooo:paragraph-rsid="0008a4dc" style:font-name-complex="Ari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erif" fo:font-weight="bold" officeooo:paragraph-rsid="0008a4dc" style:font-weight-asian="bold" style:font-name-complex="Arial"/>
    </style:style>
    <style:style style:name="P23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b2416" officeooo:paragraph-rsid="000b2416"/>
    </style:style>
    <style:style style:name="P24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ce4c6" officeooo:paragraph-rsid="000ce4c6" style:font-style-asian="normal" style:font-style-complex="normal"/>
    </style:style>
    <style:style style:name="P25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b2416" officeooo:paragraph-rsid="000e15a6" style:font-style-asian="normal" style:font-style-complex="normal"/>
    </style:style>
    <style:style style:name="P26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e15a6" officeooo:paragraph-rsid="000e15a6"/>
    </style:style>
    <style:style style:name="P27" style:family="paragraph" style:parent-style-name="Standard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28" style:family="paragraph" style:parent-style-name="Standard">
      <style:paragraph-properties fo:line-height="115%" fo:text-align="justify" style:justify-single-word="false"/>
      <style:text-properties officeooo:paragraph-rsid="0013ec81"/>
    </style:style>
    <style:style style:name="P29" style:family="paragraph" style:parent-style-name="Text_20_body" style:list-style-name="L1">
      <style:paragraph-properties fo:line-height="115%" fo:text-align="justify" style:justify-single-word="false"/>
      <style:text-properties officeooo:rsid="0008a4dc" officeooo:paragraph-rsid="0008a4dc"/>
    </style:style>
    <style:style style:name="P30" style:family="paragraph" style:parent-style-name="Text_20_body">
      <style:paragraph-properties fo:line-height="115%" fo:text-align="justify" style:justify-single-word="false"/>
      <style:text-properties style:use-window-font-color="true" style:font-name="Liberation Serif" officeooo:paragraph-rsid="0013ec81"/>
    </style:style>
    <style:style style:name="P31" style:family="paragraph" style:parent-style-name="Text_20_body">
      <style:paragraph-properties fo:line-height="115%" fo:text-align="justify" style:justify-single-word="false"/>
      <style:text-properties style:font-name="Liberation Serif" officeooo:paragraph-rsid="001488e5"/>
    </style:style>
    <style:style style:name="P32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3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4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91" officeooo:paragraph-rsid="0013b3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91" officeooo:paragraph-rsid="0013b3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itle" style:master-page-name="Standard">
      <style:paragraph-properties fo:line-height="115%" fo:text-align="center" style:justify-single-word="false" style:page-number="auto"/>
      <style:text-properties officeooo:rsid="0003067a" officeooo:paragraph-rsid="0003067a"/>
    </style:style>
    <style:style style:name="T1" style:family="text">
      <style:text-properties style:use-window-font-color="true" style:font-name="Liberation Serif" officeooo:rsid="000b2416"/>
    </style:style>
    <style:style style:name="T2" style:family="text">
      <style:text-properties style:use-window-font-color="true" style:font-name="Liberation Serif" officeooo:rsid="000ce4c6"/>
    </style:style>
    <style:style style:name="T3" style:family="text">
      <style:text-properties officeooo:rsid="0003067a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fo:language="pt" fo:country="BR" officeooo:rsid="0003067a" style:font-size-asian="12pt" style:font-size-complex="12pt"/>
    </style:style>
    <style:style style:name="T6" style:family="text">
      <style:text-properties officeooo:rsid="0008a4dc"/>
    </style:style>
    <style:style style:name="T7" style:family="text">
      <style:text-properties fo:font-weight="bold" style:font-weight-asian="bold" style:font-name-complex="Arial"/>
    </style:style>
    <style:style style:name="T8" style:family="text">
      <style:text-properties fo:font-weight="bold" officeooo:rsid="0008a4dc" style:font-weight-asian="bold" style:font-name-complex="Arial"/>
    </style:style>
    <style:style style:name="T9" style:family="text">
      <style:text-properties fo:font-weight="bold" officeooo:rsid="001488e5" style:font-weight-asian="bold" style:font-name-complex="Arial"/>
    </style:style>
    <style:style style:name="T10" style:family="text">
      <style:text-properties style:font-name-complex="Arial"/>
    </style:style>
    <style:style style:name="T11" style:family="text">
      <style:text-properties officeooo:rsid="000b2416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0e18bb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0e18b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Declaração de Escopo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4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4">Versão</text:p>
          </table:table-cell>
          <table:table-cell table:style-name="Tabela1.B2" office:value-type="string">
            <text:p text:style-name="P17">Data</text:p>
          </table:table-cell>
          <table:table-cell table:style-name="Tabela1.B2" office:value-type="string">
            <text:p text:style-name="P17">Autor</text:p>
          </table:table-cell>
          <table:table-cell table:style-name="Tabela1.D2" office:value-type="string">
            <text:p text:style-name="P17">Notas da Revisão</text:p>
          </table:table-cell>
        </table:table-row>
        <table:table-row table:style-name="Tabela1.3">
          <table:table-cell table:style-name="Tabela1.A2" office:value-type="string">
            <text:p text:style-name="P15">1.0</text:p>
          </table:table-cell>
          <table:table-cell table:style-name="Tabela1.B3" office:value-type="string">
            <text:p text:style-name="P18">19/09/2016</text:p>
          </table:table-cell>
          <table:table-cell table:style-name="Tabela1.B3" office:value-type="string">
            <text:p text:style-name="P18">Noemi Pereira Scherer</text:p>
          </table:table-cell>
          <table:table-cell table:style-name="Tabela1.D2" office:value-type="string">
            <text:p text:style-name="P18">Design do documento; Descrever o objetivo desse documento, <text:span text:style-name="T6">situação atual e justificativa do projeto, objetivo SMART, escopo do produto, exclusões do projeto.</text:span></text:p>
          </table:table-cell>
        </table:table-row>
        <table:table-row table:style-name="Tabela1.3">
          <table:table-cell table:style-name="Tabela1.A2" office:value-type="string">
            <text:p text:style-name="P16">2.0</text:p>
          </table:table-cell>
          <table:table-cell table:style-name="Tabela1.B3" office:value-type="string">
            <text:p text:style-name="P19">20/09/2016</text:p>
          </table:table-cell>
          <table:table-cell table:style-name="Tabela1.B3" office:value-type="string">
            <text:p text:style-name="P19">Noemi pereira Scherer</text:p>
          </table:table-cell>
          <table:table-cell table:style-name="Tabela1.D2" office:value-type="string">
            <text:p text:style-name="P19">Descrever a exclusão do projeto, restrições, <text:span text:style-name="T14">premissas e aprovações.</text:span></text:p>
          </table:table-cell>
        </table:table-row>
        <table:table-row table:style-name="Tabela1.3">
          <table:table-cell table:style-name="Tabela1.A2" office:value-type="string">
            <text:p text:style-name="P34">3.0</text:p>
          </table:table-cell>
          <table:table-cell table:style-name="Tabela1.B3" office:value-type="string">
            <text:p text:style-name="P35">23/11/2016</text:p>
          </table:table-cell>
          <table:table-cell table:style-name="Tabela1.B3" office:value-type="string">
            <text:p text:style-name="P35">Noemi Pereira Scherer</text:p>
          </table:table-cell>
          <table:table-cell table:style-name="Tabela1.D2" office:value-type="string">
            <text:p text:style-name="P35">Descrever segunda entrega</text:p>
          </table:table-cell>
        </table:table-row>
      </table:table>
      <text:h text:style-name="P32" text:outline-level="1"/>
      <text:list xml:id="list4440825343993441812" text:style-name="WWNum1">
        <text:list-item>
          <text:h text:style-name="P33" text:outline-level="1">Obj<text:bookmark-start text:name="_Toc417921954"/>etivos deste documento<text:bookmark-end text:name="_Toc417921954"/></text:h>
        </text:list-item>
      </text:list>
      <text:p text:style-name="P1"><text:span text:style-name="T4"><text:tab/>Gerenciar o escopo do projeto requer um Plano de gerenciamento do escopo aprovado englobando os principais processos do escopo </text:span><text:span text:style-name="T5">abordado nesse termo</text:span><text:span text:style-name="T4">. </text:span></text:p>
      <text:h text:style-name="P20" text:outline-level="2"/>
      <text:list xml:id="list202428525825602" text:continue-numbering="true" text:style-name="WWNum1">
        <text:list-item>
          <text:h text:style-name="P33" text:outline-level="1"><text:bookmark-start text:name="_Toc417921955"/><text:bookmark-start text:name="_Toc383380604"/>Situação atual e justificativa do projeto<text:bookmark-end text:name="_Toc417921955"/><text:bookmark-end text:name="_Toc383380604"/></text:h>
        </text:list-item>
      </text:list>
      <text:p text:style-name="P2"><text:tab/><text:span text:style-name="T3"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span></text:p>
      <text:p text:style-name="P2"/>
      <text:list xml:id="list202427800384423" text:continue-numbering="true" text:style-name="WWNum1">
        <text:list-item>
          <text:h text:style-name="P33" text:outline-level="1"><text:bookmark-start text:name="_Toc417921956"/><text:bookmark-start text:name="_Toc383380605"/>Objetivos SMART e critérios de sucesso do projeto<text:bookmark-end text:name="_Toc417921956"/><text:bookmark-end text:name="_Toc383380605"/></text:h>
        </text:list-item>
      </text:list>
      <text:p text:style-name="P12"><text:tab/><text:span text:style-name="T6">O projeto será considerado um sucesso se atender a todos os critérios de aceitação de cada entrega, respeitar as restrições e cronograma de execução e principalmente atender os objetivos abaixo:</text:span></text:p>
      <text:list xml:id="list5398644365302619307" text:style-name="L1">
        <text:list-item>
          <text:p text:style-name="P29">Deve ser realizado pelo site do aplicativo o cadastro on-line do usuário e da instituição de ensino.</text:p>
        </text:list-item>
        <text:list-item>
          <text:p text:style-name="P29">Deve ser possível a alteração do cadastro do usuário e da instituição pelo site, inserindo apenas o campo que se deseja a alteração.</text:p>
        </text:list-item>
        <text:list-item>
          <text:p text:style-name="P29">O usuário deve receber um e-mail avisando qual alteração foi feita e que ela foi realizada com sucesso.</text:p>
        </text:list-item>
        <text:list-item>
          <text:p text:style-name="P29">Deve ser possível a exclusão do cadastro do usuário e da instituição através do moderador do site.</text:p>
        </text:list-item>
      </text:list>
      <text:list xml:id="list202427933745203" text:continue-list="list202427800384423" text:style-name="WWNum1">
        <text:list-item>
          <text:h text:style-name="P33" text:outline-level="1"><text:bookmark-start text:name="_Toc417921957"/><text:bookmark-start text:name="_Toc383380606"/><text:soft-page-break/>Escopo do Produto<text:bookmark-end text:name="_Toc417921957"/><text:bookmark-end text:name="_Toc383380606"/></text:h>
        </text:list-item>
      </text:list>
      <text:p text:style-name="P12"><text:tab/><text:span text:style-name="T3">A primeira entrega do projeto consiste em duas etapas: gerenciamento do cadastro de usuários e de Instituições de ensino. Abaixo encontra-se todos os requisitos com suas características que devem ser realizados nessa primeira etapa.</text:span></text:p>
      <text:p text:style-name="P12"/>
      <text:p text:style-name="P4"><text:span text:style-name="T7">RF. 1:</text:span><text:span text:style-name="T10"> Cadastro de Usuário.</text:span></text:p>
      <text:p text:style-name="P21">Descrição: Os usuários do sistema poderão efetuar seu cadastro on-line pelo site.</text:p>
      <text:p text:style-name="P21">Entrada: CPF, E-mail e senha.</text:p>
      <text:p text:style-name="P21">Processo: O cadastro será incluído no banco de dados.</text:p>
      <text:p text:style-name="P21">Saída: Mensagem de confirmação bem sucedido do cadastro caso tenha sido efetuado com sucesso, senão, mensagem de erro.</text:p>
      <text:p text:style-name="P21"/>
      <text:p text:style-name="P4"><text:span text:style-name="T7">RF. 2:</text:span><text:span text:style-name="T10"> Cadastro de Instituição.</text:span></text:p>
      <text:p text:style-name="P21">Descrição: As instituições de ensino podem efetuar seu cadastro on-line pelo site.</text:p>
      <text:p text:style-name="P21">Entrada: CNPJ, E-mail e senha.</text:p>
      <text:p text:style-name="P21">Processo: O cadastro será incluído no banco de dados.</text:p>
      <text:p text:style-name="P21">Saída: Mensagem de confirmação bem sucedido do cadastro caso tenha sido efetuado com sucesso, senão, mensagem de erro.</text:p>
      <text:p text:style-name="P21"/>
      <text:p text:style-name="P4"><text:span text:style-name="T7">RF. 3: </text:span><text:span text:style-name="T10">Alteração de Cadastrado de Usuário</text:span></text:p>
      <text:p text:style-name="P21">Descrição: O usuário informa o campo que ele deseja modificar, e realiza a alteração.</text:p>
      <text:p text:style-name="P21">Entrada: Campo desejado e o novo dado.</text:p>
      <text:p text:style-name="P21">Processo: Atualização do banco de dados.</text:p>
      <text:p text:style-name="P21">Saída: Mensagem de confirmação bem sucedido da modificação do cadastro caso tenha sido efetuado com sucesso, senão, mensagem de erro.</text:p>
      <text:p text:style-name="P21"/>
      <text:p text:style-name="P4"><text:span text:style-name="T7">RF. </text:span><text:span text:style-name="T8">4</text:span><text:span text:style-name="T10"> Alerta de alteração de Cadastro de Usuário</text:span></text:p>
      <text:p text:style-name="P21">Descrição: Assim que o usuário muda algum dado, este dado é classificado de acordo com palavras-chaves de interesse e um alerta é emitido via e-mail para outro usuário, que pré-estabeleceu suas palavras-chaves de interesse.</text:p>
      <text:p text:style-name="P21">Entrada: Palavra-Chave;</text:p>
      <text:p text:style-name="P21">Processo: Atualização do banco de dados.</text:p>
      <text:p text:style-name="P21">Saída: Mensagem de alerta via e-mail para usuários que pré-estabeleceram a mesma palavra-chave.</text:p>
      <text:p text:style-name="P22"/>
      <text:p text:style-name="P4"><text:span text:style-name="T7">RF </text:span><text:span text:style-name="T8">5</text:span><text:span text:style-name="T7">:</text:span><text:span text:style-name="T10"> Exclusão do Cadastro de Usuário</text:span></text:p>
      <text:p text:style-name="P21">Descrição: O moderador do site poderá excluir o cadastro dos usuários.</text:p>
      <text:p text:style-name="P21">Entrada: Nome de usuário e CPF</text:p>
      <text:p text:style-name="P21">Processo: O sistema verifica se o usuário é cadastrado, se for o usuário é excluído.</text:p>
      <text:p text:style-name="P21">Saída: Mensagem de confirmação bem sucedido da exclusão do cadastro caso tenha sido efetuado com sucesso, senão, mensagem de erro.</text:p>
      <text:p text:style-name="P2"/>
      <text:p text:style-name="P28"><text:span text:style-name="T3"><text:tab/>A segunda entrega do projeto consiste em duas etapas: gerenciamento dos documentos. Abaixo encontra-se todos os requisitos com suas características que devem ser realizados nessa segunda etapa.</text:span></text:p>
      <text:p text:style-name="P28"/>
      <text:p text:style-name="P31"><text:soft-page-break/><text:span text:style-name="T7">RF. </text:span><text:span text:style-name="T9">6</text:span><text:span text:style-name="T10">: Inserção de Documentos</text:span></text:p>
      <text:p text:style-name="P31">Descrição: Os usuários cadastrados podem inserir documentos com suas descrições.</text:p>
      <text:p text:style-name="P31">Entrada: Informações Pessoais (Nome, Endereço Profissional, Endereço Pessoal); University Degrees (Nível de graduação, Ano de Graduação, Título da Monografia/Artigo, Palavra-Chave da Monografia/Artigo, Área de Monografia/Artigo, Orientador da Monografia/Artigo); Proficiência de Idioma (Idioma, Habilidade (reading, writing, speaking, comprehension), Nível de Habilidade (Bom, Razoável, Baixo); Produção Bibliográfica (Título do Artigo, Palavras-Chave do Artigo, Idioma do artigo, Ano do artigo).</text:p>
      <text:p text:style-name="P31">Processo: O sistema insere todos esses dados no banco de dados.</text:p>
      <text:p text:style-name="P31"><text:span text:style-name="T7">RF.</text:span><text:span text:style-name="T9">7</text:span><text:span text:style-name="T7">:</text:span><text:span text:style-name="T10"> Alteração de Documento</text:span></text:p>
      <text:p text:style-name="P31">Descrição: O usuário pode fazer alguma alteração na descrição do documento.</text:p>
      <text:p text:style-name="P31">Entrada: Campo desejado e o novo dado.</text:p>
      <text:p text:style-name="P31">Processo: Atualização da descrição do documento no banco de dados.</text:p>
      <text:p text:style-name="P31">Saída: Mensagem de confirmação bem sucedido da modificação caso tenha sido efetuado com sucesso, senão, mensagem de erro.</text:p>
      <text:p text:style-name="P31"/>
      <text:p text:style-name="P31"><text:span text:style-name="T7">RF. </text:span><text:span text:style-name="T9">8</text:span><text:span text:style-name="T7">:</text:span><text:span text:style-name="T10"> Exclusão de Documento</text:span></text:p>
      <text:p text:style-name="P31">Descrição: O moderador pode efetuar a exclusão de documentos.</text:p>
      <text:p text:style-name="P31">Entrada: Título</text:p>
      <text:p text:style-name="P31">Processo: O sistema busca o título no banco de dados, caso ele encontre ele exclui o documento.</text:p>
      <text:p text:style-name="P31">Saída: Mensagem de confirmação bem sucedido da exclusão do documento caso tenha sido efetuado com sucesso, senão, mensagem de erro.</text:p>
      <text:p text:style-name="P31"/>
      <text:p text:style-name="P31"><text:span text:style-name="T7">RF. </text:span><text:span text:style-name="T9">9</text:span><text:span text:style-name="T7">:</text:span><text:span text:style-name="T10"> Consulta e Resgate de Documentos</text:span></text:p>
      <text:p text:style-name="P31">Descrição: O usuário pode buscar um determinado documento de sua escolha através de qualquer campo.</text:p>
      <text:p text:style-name="P31">Entrada: Campo (autor, título, palavra-chave ou local de aplicação) ao qual o usuário deseja fazer a busca e o parâmetro de busca.</text:p>
      <text:p text:style-name="P31">Processo: O sistema busca os documentos referentes ao parâmetro de busca e retorna ao usuário.</text:p>
      <text:p text:style-name="P31">Saída: Os documentos referentes à busca e o link para se efetuar o download, senão mensagem de que não foi encontrado nenhum documento.</text:p>
      <text:p text:style-name="P31"/>
      <text:p text:style-name="P30"/>
      <text:list xml:id="list202428607644119" text:continue-numbering="true" text:style-name="WWNum1">
        <text:list-item>
          <text:h text:style-name="P33" text:outline-level="1"><text:bookmark-start text:name="_Toc417921958"/><text:bookmark-start text:name="_Toc383380607"/><text:soft-page-break/>Exclusões do projeto / Fora do Escopo<text:bookmark-end text:name="_Toc417921958"/><text:bookmark-end text:name="_Toc383380607"/></text:h>
        </text:list-item>
      </text:list>
      <text:p text:style-name="P2"><text:tab/><text:span text:style-name="T11">Alguns itens não fazem parte do escopo do projeto, mas eles devem ser considerados e entendidos para não ocorrer nenhum erro:</text:span></text:p>
      <text:list xml:id="list5710025851987097515" text:style-name="L2">
        <text:list-item>
          <text:p text:style-name="P23">A interface do site deve ser simples. Para <text:s/>primeira entrega é preciso que tenha uma página inicial explicando o propósito do site, um campo para o <text:span text:style-name="T12">login </text:span><text:span text:style-name="T13">e outro para cadastro.</text:span></text:p>
        </text:list-item>
        <text:list-item>
          <text:p text:style-name="P24">A especificação da página inicial deve conter tudo que pode ser feito no site e as regras de uso.</text:p>
        </text:list-item>
        <text:list-item>
          <text:p text:style-name="P24">Deve existir um cadastro para o moderador, no qual ele terá permissão para alterar todos os dados do site.</text:p>
        </text:list-item>
        <text:list-item>
          <text:p text:style-name="P25">Para o cadastro da instituição de ensino, não deve haver um e-mail sobre dados alterados.</text:p>
        </text:list-item>
      </text:list>
      <text:list xml:id="list202427795271269" text:continue-list="list202428607644119" text:style-name="WWNum1">
        <text:list-item>
          <text:h text:style-name="P33" text:outline-level="1"><text:bookmark-start text:name="_Toc402281711"/>Restrições<text:bookmark-end text:name="_Toc402281711"/></text:h>
        </text:list-item>
      </text:list>
      <text:p text:style-name="P6"><text:span text:style-name="T1"><text:tab/></text:span><text:span text:style-name="T2">Algumas restrições adotadas para o projeto deve ser consideradas:</text:span></text:p>
      <text:list xml:id="list202429108577672" text:continue-list="list5710025851987097515" text:style-name="L2">
        <text:list-item>
          <text:p text:style-name="P26">O tempo para a primeira entrega deve ser seguido a risca, para não atrasar as outras duas entregas.</text:p>
        </text:list-item>
        <text:list-item>
          <text:p text:style-name="P26">O serviço Web deverá ser implementado em Python, utilizando como o banco de dados o Mysql. Se o implementador tiver dúvidas sobre o funcionamento de alguma parte do projeto , deverá perguntar diretamente ao gerente.</text:p>
        </text:list-item>
        <text:list-item>
          <text:p text:style-name="P26">O tempo máximo para a primeira entrega será de duas semanas. Caso termine antes, deverá ser iniciada a próxima etapa para a segunda entrega.</text:p>
        </text:list-item>
      </text:list>
      <text:list xml:id="list202427414743137" text:continue-list="list202427795271269" text:style-name="WWNum1">
        <text:list-item>
          <text:h text:style-name="P33" text:outline-level="1"><text:bookmark-start text:name="_Toc402281712"/>Premissas<text:bookmark-end text:name="_Toc402281712"/></text:h>
        </text:list-item>
      </text:list>
      <text:p text:style-name="P5"><text:span text:style-name="T15"><text:tab/></text:span><text:span text:style-name="T16">Para a primeira entrega é preciso da disponibilidade do testador e cliente durante 4 horas semanais durante duas semanas. Se eles não estiverem disponíveis, provavelmente, a entrega será atrasada.</text:span>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Aprovações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7">Participante</text:p>
          </table:table-cell>
          <table:table-cell table:style-name="Tabela2.B2" office:value-type="string">
            <text:p text:style-name="P9">Assinatura</text:p>
          </table:table-cell>
          <table:table-cell table:style-name="Tabela2.C2" office:value-type="string">
            <text:p text:style-name="P9">Data</text:p>
          </table:table-cell>
        </table:table-row>
        <table:table-row table:style-name="Tabela2.3">
          <table:table-cell table:style-name="Tabela2.A2" office:value-type="string">
            <text:p text:style-name="P13">Patrocinador do Projeto</text:p>
          </table:table-cell>
          <table:table-cell table:style-name="Tabela2.B2" office:value-type="string">
            <text:p text:style-name="P10">Reginaldo Ré</text:p>
          </table:table-cell>
          <table:table-cell table:style-name="Tabela2.C2" office:value-type="string">
            <text:p text:style-name="P10">20/09/2016</text:p>
          </table:table-cell>
        </table:table-row>
        <table:table-row table:style-name="Tabela2.3">
          <table:table-cell table:style-name="Tabela2.A2" office:value-type="string">
            <text:p text:style-name="P13">Gerente do Projeto</text:p>
          </table:table-cell>
          <table:table-cell table:style-name="Tabela2.B4" office:value-type="string">
            <text:p text:style-name="P10">Noemi Pereira Scherer</text:p>
          </table:table-cell>
          <table:table-cell table:style-name="Tabela2.C2" office:value-type="string">
            <text:p text:style-name="P10">20/09/2016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Comments" style:family="paragraph" style:parent-style-name="Descrição" style:default-outline-level="">
      <style:text-properties style:font-name="Calibri" fo:font-family="Calibri" style:font-family-generic="roman" style:font-pitch="variable" fo:language="pt" fo:country="BR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09:58.817530421</meta:creation-date>
    <dc:date>2016-11-23T20:24:27.277673234</dc:date>
    <meta:editing-duration>PT39M16S</meta:editing-duration>
    <meta:editing-cycles>13</meta:editing-cycles>
    <meta:generator>LibreOffice/5.0.3.2$Linux_X86_64 LibreOffice_project/00m0$Build-2</meta:generator>
    <meta:document-statistic meta:table-count="2" meta:image-count="0" meta:object-count="0" meta:page-count="4" meta:paragraph-count="98" meta:word-count="1138" meta:character-count="7207" meta:non-whitespace-character-count="6175"/>
  </office:meta>
</office:document-meta>
</file>